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writing-mode="lr-tb"/>
      <style:text-properties style:font-name="Arial" officeooo:paragraph-rsid="000a990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0a990b"/>
    </style:style>
    <style:style style:name="P3" style:family="paragraph" style:parent-style-name="Standard">
      <style:paragraph-properties style:writing-mode="lr-tb"/>
      <style:text-properties fo:color="#2a6099" style:font-name="Arial" fo:font-size="12pt" officeooo:paragraph-rsid="000659ee" style:font-size-asian="12pt" style:font-size-complex="12pt"/>
    </style:style>
    <style:style style:name="P4" style:family="paragraph" style:parent-style-name="Standard">
      <style:paragraph-properties fo:text-align="center" style:justify-single-word="false" style:writing-mode="lr-tb"/>
      <style:text-properties fo:color="#2a6099" style:font-name="Arial" fo:font-size="12pt" officeooo:paragraph-rsid="000659ee" style:font-size-asian="12pt" style:font-size-complex="12pt"/>
    </style:style>
    <style:style style:name="P5" style:family="paragraph" style:parent-style-name="Standard">
      <style:paragraph-properties style:writing-mode="lr-tb"/>
      <style:text-properties style:font-name="Arial" fo:font-size="14pt" officeooo:rsid="000a990b" officeooo:paragraph-rsid="000a990b" style:font-size-asian="14pt" style:font-size-complex="14pt"/>
    </style:style>
    <style:style style:name="P6" style:family="paragraph" style:parent-style-name="Standard">
      <style:paragraph-properties style:writing-mode="lr-tb"/>
      <style:text-properties style:font-name="Arial" fo:font-size="13.8000001907349pt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0b7cde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0f7e87"/>
    </style:style>
    <style:style style:name="P9" style:family="paragraph" style:parent-style-name="Standard">
      <style:paragraph-properties fo:text-align="start" style:justify-single-word="false" style:writing-mode="lr-tb"/>
      <style:text-properties fo:color="#2a6099" style:font-name="Liberation Serif" fo:font-size="8.39999961853027pt" fo:font-weight="normal" officeooo:paragraph-rsid="000b7cde" fo:background-color="transparent"/>
    </style:style>
    <style:style style:name="T1" style:family="text">
      <style:text-properties fo:font-size="13.8000001907349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a990b" style:font-size-asian="14pt" style:font-size-complex="14pt"/>
    </style:style>
    <style:style style:name="T4" style:family="text">
      <style:text-properties fo:color="#2a6099" fo:font-size="12pt" style:font-size-asian="12pt" style:font-size-complex="12pt"/>
    </style:style>
    <style:style style:name="T5" style:family="text">
      <style:text-properties fo:color="#2a6099" fo:font-size="12pt" officeooo:rsid="000b6fef" style:font-size-asian="12pt" style:font-size-complex="12pt"/>
    </style:style>
    <style:style style:name="T6" style:family="text">
      <style:text-properties fo:color="#2a6099" fo:font-size="12pt" officeooo:rsid="000b7cde" style:font-size-asian="12pt" style:font-size-complex="12pt"/>
    </style:style>
    <style:style style:name="T7" style:family="text">
      <style:text-properties fo:color="#2a6099" fo:font-size="12pt" officeooo:rsid="000cd702" style:font-size-asian="12pt" style:font-size-complex="12pt"/>
    </style:style>
    <style:style style:name="T8" style:family="text">
      <style:text-properties fo:color="#2a6099" fo:font-size="12pt" officeooo:rsid="000daccc" style:font-size-asian="12pt" style:font-size-complex="12pt"/>
    </style:style>
    <style:style style:name="T9" style:family="text">
      <style:text-properties fo:color="#2a6099" fo:font-size="12pt" officeooo:rsid="000f7e87" style:font-size-asian="12pt" style:font-size-complex="12pt"/>
    </style:style>
    <style:style style:name="T10" style:family="text">
      <style:text-properties fo:color="#2a6099" fo:font-size="12pt" officeooo:rsid="000f9a25" style:font-size-asian="12pt" style:font-size-complex="12pt"/>
    </style:style>
    <style:style style:name="T11" style:family="text">
      <style:text-properties fo:color="#2a6099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2a6099" fo:font-size="12pt" style:text-underline-style="solid" style:text-underline-width="auto" style:text-underline-color="font-color" officeooo:rsid="000daccc" style:font-size-asian="12pt" style:font-size-complex="12pt"/>
    </style:style>
    <style:style style:name="T13" style:family="text">
      <style:text-properties fo:color="#2a6099" style:font-name="Consolas" fo:font-size="12pt" fo:font-weight="normal" officeooo:rsid="000b7cde" fo:background-color="transparent" loext:char-shading-value="0" style:font-size-asian="12pt" style:font-size-complex="12pt"/>
    </style:style>
    <style:style style:name="T14" style:family="text">
      <style:text-properties fo:color="#2a6099" style:font-name="Consolas" fo:font-size="12pt" fo:font-weight="normal" officeooo:rsid="000f7e87" fo:background-color="transparent" loext:char-shading-value="0" style:font-size-asian="12pt" style:font-size-complex="12pt"/>
    </style:style>
    <style:style style:name="T15" style:family="text">
      <style:text-properties fo:color="#d4d4d4" style:font-name="Consolas" fo:font-size="12pt" fo:font-weight="normal" officeooo:rsid="000f7e87" fo:background-color="#1e1e1e" loext:char-shading-value="0" style:font-size-asian="12pt" style:font-size-complex="12pt"/>
    </style:style>
    <style:style style:name="T16" style:family="text">
      <style:text-properties fo:color="#d4d4d4" style:font-name="Consolas" fo:font-size="12pt" fo:font-weight="normal" officeooo:rsid="000f7e87" fo:background-color="transparent" loext:char-shading-value="0" style:font-size-asian="12pt" style:font-size-complex="12pt"/>
    </style:style>
    <style:style style:name="T17" style:family="text">
      <style:text-properties fo:color="#d4d4d4" style:font-name="Consolas" fo:font-size="12pt" fo:font-weight="normal" officeooo:rsid="000f7e87" fo:background-color="transparent" loext:char-shading-value="0" style:font-size-asian="12pt" style:font-size-complex="12pt"/>
    </style:style>
    <style:style style:name="T18" style:family="text">
      <style:text-properties fo:font-size="12pt" officeooo:rsid="000b7cde" style:font-size-asian="12pt" style:font-size-complex="12pt"/>
    </style:style>
    <style:style style:name="T19" style:family="text">
      <style:text-properties fo:color="#9cdcfe" style:font-name="Consolas" fo:font-size="12pt" fo:font-weight="normal" officeooo:rsid="000f7e87" fo:background-color="#1e1e1e" loext:char-shading-value="0" style:font-size-asian="12pt" style:font-size-complex="12pt"/>
    </style:style>
    <style:style style:name="T20" style:family="text">
      <style:text-properties fo:color="#9cdcfe" style:font-name="Consolas" fo:font-size="12pt" fo:font-weight="normal" officeooo:rsid="000f7e87" fo:background-color="transparent" loext:char-shading-value="0" style:font-size-asian="12pt" style:font-size-complex="12pt"/>
    </style:style>
    <style:style style:name="T21" style:family="text">
      <style:text-properties fo:color="#9cdcfe" style:font-name="Consolas" fo:font-size="12pt" fo:font-weight="normal" officeooo:rsid="000f7e87" fo:background-color="transparent" loext:char-shading-value="0" style:font-size-asian="12pt" style:font-size-complex="12pt"/>
    </style:style>
    <style:style style:name="T22" style:family="text">
      <style:text-properties fo:color="#ff4000" fo:font-size="12pt" style:font-size-asian="12pt" style:font-size-complex="12pt"/>
    </style:style>
    <style:style style:name="T23" style:family="text">
      <style:text-properties officeooo:rsid="000f7e87"/>
    </style:style>
    <style:style style:name="T24" style:family="text">
      <style:text-properties fo:color="#ce9178" style:font-name="Consolas" fo:font-size="12pt" fo:font-weight="normal" officeooo:rsid="000f7e87" fo:background-color="#1e1e1e" loext:char-shading-value="0" style:font-size-asian="12pt" style:font-size-complex="12pt"/>
    </style:style>
    <style:style style:name="T25" style:family="text">
      <style:text-properties fo:color="#ce9178" style:font-name="Consolas" fo:font-size="12pt" fo:font-weight="normal" officeooo:rsid="000f7e87" fo:background-color="transparent" loext:char-shading-value="0" style:font-size-asian="12pt" style:font-size-complex="12pt"/>
    </style:style>
    <style:style style:name="T26" style:family="text">
      <style:text-properties fo:color="#ce9178" style:font-name="Consolas" fo:font-size="12pt" fo:font-weight="normal" officeooo:rsid="000f7e87" fo:background-color="transparent" loext:char-shading-value="0" style:font-size-asian="12pt" style:font-size-complex="12pt"/>
    </style:style>
    <style:style style:name="T27" style:family="text">
      <style:text-properties officeooo:rsid="000f9a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Variante 2</text:p>
      <text:p text:style-name="P1"><text:span text:style-name="T3">G</text:span><text:span text:style-name="T2">enera un documento CSS que formatee el contenido del fichero HTML dado del siguiente modo</text:span></text:p>
      <text:p text:style-name="P7"><text:span text:style-name="T1"><text:line-break/></text:span><text:span text:style-name="T4">/* EN GENERAL:<text:tab/><text:tab/><text:tab/><text:tab/><text:tab/><text:tab/><text:tab/><text:tab/><text:tab/> [</text:span><text:span text:style-name="T11">1,5 PUNTOS]</text:span><text:span text:style-name="T4"><text:line-break/>El color del texto es gris oscuro: R=43 G=42 B=42<text:line-break/>El color de fondo del texto es rojo clarito: R=252 G=240 B=240<text:line-break/>El tipo de letra es la secuencia: Georgia, Cambria, serif.<text:line-break/>El tamaño del texto 1</text:span><text:span text:style-name="T6">6</text:span><text:span text:style-name="T4"> pixeles.<text:line-break/>*/<text:line-break/>/* ENCABEZADO DE NIVEL 1:</text:span><text:span text:style-name="T11"> <text:tab/><text:tab/><text:tab/><text:tab/><text:tab/><text:tab/><text:tab/>[1,5 PUNTOS]</text:span><text:span text:style-name="T4"><text:line-break/>El color del texto es rojo oscuro: R=175 G=116 B=7<text:line-break/>El tipo de letra con la secuencia: Verdana, Calibri, sans-serif.<text:line-break/>El tamaño del texto 3</text:span><text:span text:style-name="T6">2</text:span><text:span text:style-name="T4"> pixeles.<text:line-break/>El texto alineación </text:span><text:span text:style-name="T6">izquierda.</text:span><text:span text:style-name="T4"><text:line-break/>*/<text:line-break/>/* ENCABEZADO DE NIVEL 2:</text:span><text:span text:style-name="T11"> <text:tab/><text:tab/><text:tab/><text:tab/><text:tab/><text:tab/><text:tab/>[1,5 PUNTOS]</text:span><text:span text:style-name="T4"><text:line-break/>El color del texto es </text:span><text:span text:style-name="T6">blue</text:span><text:span text:style-name="T4">: R=</text:span><text:span text:style-name="T6">175</text:span><text:span text:style-name="T4"> G=</text:span><text:span text:style-name="T6">116</text:span><text:span text:style-name="T4"> B=</text:span><text:span text:style-name="T6">7</text:span><text:span text:style-name="T4"><text:line-break/>El tipo de letra es la secuencia: Verdana, Calibri, sans-serif.<text:line-break/>El tamaño del texto </text:span><text:span text:style-name="T6">26</text:span><text:span text:style-name="T4"> pixeles.<text:line-break/>El texto alineación </text:span><text:span text:style-name="T6">center.</text:span></text:p>
      <text:p text:style-name="P9"><text:span text:style-name="T18">Espaciado: word-spacing: 80px</text:span></text:p>
      <text:p text:style-name="P7"><text:span text:style-name="T4"><text:line-break/></text:span><text:span text:style-name="T22">*/</text:span><text:span text:style-name="T4"><text:line-break/>/* LISTAS</text:span><text:span text:style-name="T11"> <text:tab/><text:tab/><text:tab/><text:tab/><text:tab/><text:tab/><text:tab/><text:tab/><text:tab/><text:tab/>[2 PUNTOS]</text:span><text:span text:style-name="T4"><text:line-break/>listas alineación </text:span><text:span text:style-name="T6">derecha</text:span><text:span text:style-name="T4">, sin viñeta, ancho </text:span><text:span text:style-name="T6">700</text:span><text:span text:style-name="T4"> pixeles, 0 de relleno o padding, </text:span><text:span text:style-name="T6">margin-left 940 pixeles. </text:span><text:span text:style-name="T4">Los elementos de la lista con color de fondo </text:span><text:span text:style-name="T6">C</text:span><text:span text:style-name="T13">hartreuse</text:span></text:p>
      <text:p text:style-name="P8"><text:span text:style-name="T4">, y texto </text:span><text:span text:style-name="T8">rojo </text:span><text:span text:style-name="T4">y borde en </text:span><text:span text:style-name="T7">color orange</text:span><text:span text:style-name="T4"><text:line-break/>*/<text:line-break/>/* CONTENEDORES O CAJAS<text:tab/></text:span><text:span text:style-name="T5">(hay 4 imág</text:span><text:span text:style-name="T8">enes</text:span><text:span text:style-name="T5">)</text:span><text:span text:style-name="T4"><text:tab/><text:tab/><text:tab/><text:tab/> </text:span><text:span text:style-name="T11">[2 PUNTOS] <text:s text:c="6"/></text:span><text:span text:style-name="T8">El contenedor padre: </text:span><text:span text:style-name="T12">.juegos</text:span><text:span text:style-name="T8"> - declarar la propiedad display: flex</text:span></text:p>
      <text:p text:style-name="P8"><text:span text:style-name="T9">Elementos hijos: .juego – declarar la propiedad </text:span><text:span text:style-name="T14">justify-content: flex-start;</text:span></text:p>
      <text:p text:style-name="P8"><text:span text:style-name="T9">Aconsejable: para las imágenes declarar una altura común de 18 pixeles.</text:span><text:span text:style-name="T4"><text:line-break/></text:span></text:p>
      <text:p text:style-name="P2"><text:span text:style-name="T4">/* TABLAS <text:tab/><text:tab/><text:tab/><text:tab/><text:tab/><text:tab/><text:tab/><text:tab/><text:tab/><text:tab/></text:span><text:span text:style-name="T11">[1,5 PUNTOS]</text:span><text:span text:style-name="T4"><text:line-break/>Borde separado en color gris de 1 pixel y sólido<text:line-break/>El título con fondo </text:span><text:span text:style-name="T9">greenyellow, </text:span><text:span text:style-name="T4"><text:s/>letra R=236 G=65 B=65, tipografía Georgia, Cambria, serif, y grueso de la fuente 30, <text:line-break/>Cabecera con relleno y con color </text:span><text:span text:style-name="T10">rojo</text:span><text:span text:style-name="T4"> y fondo R=</text:span><text:span text:style-name="T10">88</text:span><text:span text:style-name="T4"> G=</text:span><text:span text:style-name="T10">209</text:span><text:span text:style-name="T4"> B=</text:span><text:span text:style-name="T10">246</text:span><text:span text:style-name="T4">, fuente Georgia, Cambria, serif y tamaño </text:span><text:span text:style-name="T9">3</text:span><text:span text:style-name="T4">8 </text:span><text:span text:style-name="T10">pixeles.</text:span><text:span text:style-name="T4"><text:line-break/>*/</text:span></text:p>
      <table:table table:name="Tabla1" table:style-name="Tabla1">
        <table:table-column table:style-name="Tabla1.A"/>
        <table:table-column table:style-name="Tabla1.B"/>
        <table:table-row table:style-name="TableLine3131709733536">
          <table:table-cell table:style-name="Tabla1.A1" table:number-columns-spanned="2" office:value-type="string">
            <text:p text:style-name="P4">RÚBRICA</text:p>
          </table:table-cell>
          <table:covered-table-cell/>
        </table:table-row>
        <table:table-row table:style-name="TableLine3131709735840">
          <table:table-cell table:style-name="Tabla1.A2" office:value-type="string">
            <text:p text:style-name="P3">EN GENERAL </text:p>
          </table:table-cell>
          <table:table-cell table:style-name="Tabla1.B2" office:value-type="string">
            <text:p text:style-name="P3"><text:s/>1,5 PUNTOS</text:p>
          </table:table-cell>
        </table:table-row>
        <table:table-row table:style-name="TableLine3131709729696">
          <table:table-cell table:style-name="Tabla1.A2" office:value-type="string">
            <text:p text:style-name="P3">ENCABEZADO DE NIVEL 1 </text:p>
          </table:table-cell>
          <table:table-cell table:style-name="Tabla1.B2" office:value-type="string">
            <text:p text:style-name="P3">1,5 PUNTOS</text:p>
          </table:table-cell>
        </table:table-row>
        <table:table-row table:style-name="TableLine3131709730464">
          <table:table-cell table:style-name="Tabla1.A2" office:value-type="string">
            <text:p text:style-name="P3">ENCABEZADO DE NIVEL 2 </text:p>
          </table:table-cell>
          <table:table-cell table:style-name="Tabla1.B2" office:value-type="string">
            <text:p text:style-name="P3">1,5 PUNTOS</text:p>
          </table:table-cell>
        </table:table-row>
        <table:table-row table:style-name="TableLine3131709729952">
          <table:table-cell table:style-name="Tabla1.A2" office:value-type="string">
            <text:p text:style-name="P3">LISTAS</text:p>
          </table:table-cell>
          <table:table-cell table:style-name="Tabla1.B2" office:value-type="string">
            <text:p text:style-name="P3">2 PUNTOS</text:p>
          </table:table-cell>
        </table:table-row>
        <table:table-row table:style-name="TableLine3131709730720">
          <table:table-cell table:style-name="Tabla1.A2" office:value-type="string">
            <text:p text:style-name="P3">CONTENEDORES O CAJAS + IMAGEN </text:p>
          </table:table-cell>
          <table:table-cell table:style-name="Tabla1.B2" office:value-type="string">
            <text:p text:style-name="P3">2 PUNTOS</text:p>
          </table:table-cell>
        </table:table-row>
        <table:table-row table:style-name="TableLine3131709730976">
          <table:table-cell table:style-name="Tabla1.A2" office:value-type="string">
            <text:p text:style-name="P3">TABLAS</text:p>
          </table:table-cell>
          <table:table-cell table:style-name="Tabla1.B2" office:value-type="string">
            <text:p text:style-name="P3">1,5 PUNTOS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17T21:48:59.885000000</meta:creation-date>
    <dc:date>2023-01-23T01:14:38.802000000</dc:date>
    <meta:editing-duration>PT1H30M40S</meta:editing-duration>
    <meta:editing-cycles>6</meta:editing-cycles>
    <meta:generator>LibreOffice/6.4.7.2$Windows_X86_64 LibreOffice_project/639b8ac485750d5696d7590a72ef1b496725cfb5</meta:generator>
    <meta:document-statistic meta:table-count="1" meta:image-count="0" meta:object-count="0" meta:page-count="1" meta:paragraph-count="22" meta:word-count="301" meta:character-count="1811" meta:non-whitespace-character-count="1468"/>
  </office:meta>
</office:document-meta>
</file>